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2" svg:font-family="'Times New Roman'" style:font-adornments="Normal"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6.806cm" fo:margin-left="0cm" fo:margin-right="0.194cm" table:align="margins"/>
    </style:style>
    <style:style style:name="Table2.A" style:family="table-column">
      <style:table-column-properties style:column-width="1.923cm" style:rel-column-width="1090*"/>
    </style:style>
    <style:style style:name="Table2.B" style:family="table-column">
      <style:table-column-properties style:column-width="1.406cm" style:rel-column-width="797*"/>
    </style:style>
    <style:style style:name="Table2.D" style:family="table-column">
      <style:table-column-properties style:column-width="12.072cm" style:rel-column-width="6844*"/>
    </style:style>
    <style:style style:name="Table2.A1" style:family="table-cell">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2.D1" style:family="table-cell">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1" style:family="table">
      <style:table-properties style:width="16.912cm" fo:margin-left="0cm" fo:margin-right="0.088cm" table:align="margins"/>
    </style:style>
    <style:style style:name="Table1.A" style:family="table-column">
      <style:table-column-properties style:column-width="3.801cm" style:rel-column-width="2155*"/>
    </style:style>
    <style:style style:name="Table1.B" style:family="table-column">
      <style:table-column-properties style:column-width="1.196cm" style:rel-column-width="678*"/>
    </style:style>
    <style:style style:name="Table1.C" style:family="table-column">
      <style:table-column-properties style:column-width="1.736cm" style:rel-column-width="984*"/>
    </style:style>
    <style:style style:name="Table1.D" style:family="table-column">
      <style:table-column-properties style:column-width="10.179cm" style:rel-column-width="5771*"/>
    </style:style>
    <style:style style:name="Table1.A1" style:family="table-cell">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1.D1" style:family="table-cell">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6" style:family="table-cell">
      <style:table-cell-properties style:border-line-width-bottom="0.002cm 0.088cm 0.002cm" fo:padding="0.097cm" fo:border-left="0.002cm solid #000000" fo:border-right="none" fo:border-top="none" fo:border-bottom="0.092cm double #000000"/>
    </style:style>
    <style:style style:name="Table1.B6" style:family="table-cell" style:data-style-name="N0">
      <style:table-cell-properties style:border-line-width-bottom="0.002cm 0.088cm 0.002cm" fo:padding="0.097cm" fo:border-left="0.002cm solid #000000" fo:border-right="none" fo:border-top="none" fo:border-bottom="0.092cm double #000000"/>
    </style:style>
    <style:style style:name="Table1.D6" style:family="table-cell">
      <style:table-cell-properties style:border-line-width-bottom="0.002cm 0.088cm 0.002cm" fo:padding="0.097cm" fo:border-left="0.002cm solid #000000" fo:border-right="0.002cm solid #000000" fo:border-top="none" fo:border-bottom="0.092cm double #000000"/>
    </style:style>
    <style:style style:name="Table3" style:family="table">
      <style:table-properties style:width="16.773cm" fo:margin-left="0cm" fo:margin-right="0.228cm" table:align="margins" style:shadow="none"/>
    </style:style>
    <style:style style:name="Table3.A" style:family="table-column">
      <style:table-column-properties style:column-width="3.801cm" style:rel-column-width="2155*"/>
    </style:style>
    <style:style style:name="Table3.B" style:family="table-column">
      <style:table-column-properties style:column-width="3.579cm" style:rel-column-width="2029*"/>
    </style:style>
    <style:style style:name="Table3.C" style:family="table-column">
      <style:table-column-properties style:column-width="9.393cm" style:rel-column-width="5325*"/>
    </style:style>
    <style:style style:name="Table3.A1" style:family="table-cell">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3.C1" style:family="table-cell">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hadow="none"/>
    </style:style>
    <style:style style:name="Table4.A" style:family="table-column">
      <style:table-column-properties style:column-width="1.889cm" style:rel-column-width="7281*"/>
    </style:style>
    <style:style style:name="Table4.I" style:family="table-column">
      <style:table-column-properties style:column-width="1.891cm" style:rel-column-width="7287*"/>
    </style:style>
    <style:style style:name="Tab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B1" style:family="table-cell" style:data-style-name="N0">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4.I1" style:family="table-cell" style:data-style-name="N0">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4.A2" style:family="table-cell">
      <style:table-cell-properties fo:background-color="#e6e6e6" style:border-line-width-right="0.002cm 0.088cm 0.002cm" fo:padding="0.097cm" fo:border-left="0.002cm solid #000000" fo:border-right="0.092cm double #000000" fo:border-top="none" fo:border-bottom="0.002cm solid #000000">
        <style:background-image/>
      </style:table-cell-properties>
    </style:style>
    <style:style style:name="Table4.B2" style:family="table-cell">
      <style:table-cell-properties fo:padding="0.097cm" fo:border-left="0.002cm solid #000000" fo:border-right="none" fo:border-top="none" fo:border-bottom="0.002cm solid #000000"/>
    </style:style>
    <style:style style:name="Table4.I2" style:family="table-cell">
      <style:table-cell-properties fo:padding="0.097cm" fo:border-left="0.002cm solid #000000" fo:border-right="0.002cm solid #000000" fo:border-top="none" fo:border-bottom="0.002cm solid #000000"/>
    </style:style>
    <style:style style:name="Table4.B4" style:family="table-cell" style:data-style-name="N0">
      <style:table-cell-properties fo:padding="0.097cm" fo:border-left="0.002cm solid #000000" fo:border-right="none" fo:border-top="none" fo:border-bottom="0.002cm solid #000000"/>
    </style:style>
    <style:style style:name="Table4.I4" style:family="table-cell" style:data-style-name="N0">
      <style:table-cell-properties fo:padding="0.097cm" fo:border-left="0.002cm solid #000000" fo:border-right="0.002cm solid #000000" fo:border-top="none" fo:border-bottom="0.002cm solid #000000"/>
    </style:style>
    <style:style style:name="Table5" style:family="table">
      <style:table-properties style:width="17.013cm" fo:margin-left="0cm" fo:margin-right="-0.012cm" table:align="margins" style:shadow="none"/>
    </style:style>
    <style:style style:name="Table5.A" style:family="table-column">
      <style:table-column-properties style:column-width="0.503cm" style:rel-column-width="1936*"/>
    </style:style>
    <style:style style:name="Table5.B" style:family="table-column">
      <style:table-column-properties style:column-width="0.926cm" style:rel-column-width="3567*"/>
    </style:style>
    <style:style style:name="Table5.C" style:family="table-column">
      <style:table-column-properties style:column-width="15.584cm" style:rel-column-width="60032*"/>
    </style:style>
    <style:style style:name="Table5.A1" style:family="table-cell">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5.C1" style:family="table-cell">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7.013cm" fo:margin-left="0cm" fo:margin-right="-0.012cm" table:align="margins" style:shadow="none"/>
    </style:style>
    <style:style style:name="Table6.A" style:family="table-column">
      <style:table-column-properties style:column-width="1.058cm" style:rel-column-width="600*"/>
    </style:style>
    <style:style style:name="Table6.D" style:family="table-column">
      <style:table-column-properties style:column-width="1.535cm" style:rel-column-width="870*"/>
    </style:style>
    <style:style style:name="Table6.E" style:family="table-column">
      <style:table-column-properties style:column-width="12.303cm" style:rel-column-width="6975*"/>
    </style:style>
    <style:style style:name="Table6.A1" style:family="table-cell">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6.E1" style:family="table-cell">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E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justify"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start" style:justify-single-word="false"/>
    </style:style>
    <style:style style:name="P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Text_20_body" style:list-style-name="L1"/>
    <style:style style:name="P7" style:family="paragraph" style:parent-style-name="Text_20_body" style:list-style-name="L3"/>
    <style:style style:name="P8" style:family="paragraph" style:parent-style-name="Table_20_Contents">
      <style:paragraph-properties fo:text-align="justify" style:justify-single-word="false"/>
    </style:style>
    <style:style style:name="P9" style:family="paragraph" style:parent-style-name="Table_20_Contents">
      <style:paragraph-properties fo:text-align="center" style:justify-single-word="false"/>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Contents_20_4">
      <style:paragraph-properties>
        <style:tab-stops>
          <style:tab-stop style:position="15.503cm" style:type="right" style:leader-style="dotted" style:leader-text="."/>
        </style:tab-stops>
      </style:paragraph-properties>
    </style:style>
    <style:style style:name="P14" style:family="paragraph" style:parent-style-name="Table">
      <style:paragraph-properties fo:keep-with-next="always"/>
    </style:style>
    <style:style style:name="P15"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7" style:family="paragraph">
      <style:paragraph-properties fo:margin-left="0cm" fo:margin-right="0cm" fo:margin-top="0cm" fo:margin-bottom="0cm" fo:line-height="100%" fo:text-indent="0cm"/>
    </style:style>
    <style:style style:name="P18" style:family="paragraph">
      <style:paragraph-properties fo:margin-left="0cm" fo:margin-right="0cm" fo:margin-top="0cm" fo:margin-bottom="0cm" fo:line-height="100%" fo:text-indent="0cm"/>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font-name="Times New Roman2"/>
    </style:style>
    <style:style style:name="T3" style:family="text">
      <style:text-properties style:font-name="Times New Roman1"/>
    </style:style>
    <style:style style:name="T4" style:family="text">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2" style:family="graphic">
      <style:graphic-properties style:run-through="foreground"/>
    </style:style>
    <style:style style:name="gr3" style:family="graphic">
      <style:graphic-properties draw:stroke="solid" draw:stroke-dash="Dash_20_4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 style:family="graphic">
      <style:graphic-properties draw:stroke="solid" draw:stroke-dash="Dash_20_4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4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 style:family="graphic">
      <style:graphic-properties draw:stroke="solid" draw:stroke-dash="Dash_20_4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4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 style:family="graphic">
      <style:graphic-properties draw:stroke="solid" draw:stroke-dash="Dash_20_5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4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7" style:family="graphic">
      <style:graphic-properties draw:stroke="solid" draw:stroke-dash="Dash_20_5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5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8" style:family="graphic">
      <style:graphic-properties draw:stroke="solid" draw:stroke-dash="Dash_20_5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5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9" style:family="graphic">
      <style:graphic-properties draw:stroke="solid" draw:stroke-dash="Dash_20_5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5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0" style:family="graphic">
      <style:graphic-properties draw:stroke="solid" draw:stroke-dash="Dash_20_5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5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1" style:family="graphic">
      <style:graphic-properties draw:stroke="solid" draw:stroke-dash="Dash_20_5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5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2" style:family="graphic">
      <style:graphic-properties draw:stroke="solid" draw:stroke-dash="Dash_20_5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5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3" style:family="graphic">
      <style:graphic-properties draw:stroke="solid" draw:stroke-dash="Dash_20_5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5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4" style:family="graphic">
      <style:graphic-properties draw:stroke="solid" draw:stroke-dash="Dash_20_5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5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5" style:family="graphic">
      <style:graphic-properties draw:stroke="solid" draw:stroke-dash="Dash_20_5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5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6" style:family="graphic">
      <style:graphic-properties draw:stroke="solid" draw:stroke-dash="Dash_20_6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5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7" style:family="graphic">
      <style:graphic-properties draw:stroke="solid" draw:stroke-dash="Dash_20_6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6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8" style:family="graphic">
      <style:graphic-properties draw:stroke="solid" draw:stroke-dash="Dash_20_6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6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9" style:family="graphic">
      <style:graphic-properties draw:stroke="solid" draw:stroke-dash="Dash_20_6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6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0" style:family="graphic">
      <style:graphic-properties draw:stroke="solid" draw:stroke-dash="Dash_20_6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6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1" style:family="graphic">
      <style:graphic-properties draw:stroke="solid" draw:stroke-dash="Dash_20_6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6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2" style:family="graphic">
      <style:graphic-properties draw:stroke="solid" draw:stroke-dash="Dash_20_6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6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3" style:family="graphic">
      <style:graphic-properties draw:stroke="solid" draw:stroke-dash="Dash_20_6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6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4" style:family="graphic">
      <style:graphic-properties draw:stroke="solid" draw:stroke-dash="Dash_20_6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6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5" style:family="graphic">
      <style:graphic-properties draw:stroke="solid" draw:stroke-dash="Dash_20_6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6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6" style:family="graphic">
      <style:graphic-properties draw:stroke="solid" draw:stroke-dash="Dash_20_7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6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7"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8"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9"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0"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55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55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55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5"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6"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7"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8"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9"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55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55cm" fo:padding-top="0.125cm" fo:padding-bottom="0.125cm" fo:padding-left="0.25cm" fo:padding-right="0.25cm" draw:shadow="hidden" draw:shadow-offset-x="0.3cm" draw:shadow-offset-y="0.3cm" draw:shadow-color="#808080" style:run-through="foreground"/>
    </style:style>
    <style:style style:name="gr4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55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03cm" svg:stroke-color="#000000" draw:marker-start="" draw:marker-start-width="0.245cm" draw:marker-start-center="false" draw:marker-end="" draw:marker-end-width="0.245cm" draw:marker-end-center="false" draw:fill="solid" draw:fill-color="#e6e6e6"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4" style:family="graphic">
      <style:graphic-properties draw:stroke="solid" svg:stroke-width="0.03cm" svg:stroke-color="#000000" draw:marker-start="" draw:marker-start-width="0.245cm" draw:marker-start-center="false" draw:marker-end="" draw:marker-end-width="0.245cm" draw:marker-end-center="false" draw:fill="solid" draw:fill-color="#e6e6e6"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5" style:family="graphic">
      <style:graphic-properties draw:stroke="solid" svg:stroke-width="0.03cm" svg:stroke-color="#000000" draw:marker-start="" draw:marker-start-width="0.245cm" draw:marker-start-center="false" draw:marker-end="" draw:marker-end-width="0.245cm" draw:marker-end-center="false" draw:fill="solid" draw:fill-color="#ffff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6" style:family="graphic">
      <style:graphic-properties draw:stroke="solid" svg:stroke-width="0.03cm" svg:stroke-color="#000000" draw:marker-start="" draw:marker-start-width="0.245cm" draw:marker-start-center="false" draw:marker-end="" draw:marker-end-width="0.245cm" draw:marker-end-center="false" draw:fill="solid" draw:fill-color="#e6e6e6"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7" style:family="graphic">
      <style:graphic-properties draw:stroke="solid" svg:stroke-width="0.03cm" svg:stroke-color="#000000" draw:marker-start="" draw:marker-start-width="0.245cm" draw:marker-start-center="false" draw:marker-end="" draw:marker-end-width="0.245cm" draw:marker-end-center="false" draw:fill="solid" draw:fill-color="#e6e6e6"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8" style:family="graphic">
      <style:graphic-properties draw:stroke="solid" svg:stroke-width="0.03cm" svg:stroke-color="#000000" draw:marker-start="" draw:marker-start-width="0.245cm" draw:marker-start-center="false" draw:marker-end="" draw:marker-end-width="0.245cm" draw:marker-end-center="false" draw:fill="solid" draw:fill-color="#ffff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9"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50"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51"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wire (onewire) master</text:p>
      <text:p text:style-name="P5">Verilog source with an Avalon MM processor interface</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1 <text:s/>Introduction<text:tab/>1</text:p>
          <text:p text:style-name="P10">1.1 <text:s/>1-wire protocol and devices<text:tab/>1</text:p>
          <text:p text:style-name="P10">1.2 <text:s/>Features<text:tab/>1</text:p>
          <text:p text:style-name="P11">2 <text:s/>Verilog module parameters and ports<text:tab/>2</text:p>
          <text:p text:style-name="P10">2.1 <text:s/>Parameters<text:tab/>2</text:p>
          <text:p text:style-name="P12">2.1.1 <text:s/>Clock divider ratio<text:tab/>2</text:p>
          <text:p text:style-name="P12">2.1.2 <text:s/>Data bus width<text:tab/>2</text:p>
          <text:p text:style-name="P10">2.2 <text:s/>Ports<text:tab/>2</text:p>
          <text:p text:style-name="P12">2.2.1 <text:s/>CPU bus interface<text:tab/>3</text:p>
          <text:p text:style-name="P12">2.2.2 <text:s/>1-wire interface<text:tab/>3</text:p>
          <text:p text:style-name="P11">3 <text:s/>Processor interface<text:tab/>4</text:p>
          <text:p text:style-name="P10">3.1 <text:s/>Status/control register<text:tab/>4</text:p>
          <text:p text:style-name="P10">3.2 <text:s/>Action sequences<text:tab/>5</text:p>
          <text:p text:style-name="P12">3.2.1 <text:s/>Pooling<text:tab/>5</text:p>
          <text:p text:style-name="P13">Reset<text:tab/>5</text:p>
          <text:p text:style-name="P13">Write bit<text:tab/>5</text:p>
          <text:p text:style-name="P13">Read bit<text:tab/>6</text:p>
          <text:p text:style-name="P11">4 <text:s/>Supported 1-wire functionality<text:tab/>6</text:p>
          <text:p text:style-name="P11">5 <text:s/>SOPC builder integration<text:tab/>6</text:p>
          <text:p text:style-name="P11">6 <text:s/>Software driver<text:tab/>6</text:p>
        </text:index-body>
      </text:table-of-content>
      <text:p text:style-name="Text_20_body"/>
      <text:h text:style-name="Heading_20_1" text:outline-level="1">Introduction</text:h>
      <text:h text:style-name="Heading_20_2" text:outline-level="2">1-wire protocol and devices</text:h>
      <text:p text:style-name="Text_20_body">The 1-wire protocol was defined by <text:a xlink:type="simple" xlink:href="http://en.wikipedia.org/wiki/Dallas_Semiconductor">Dallas Semiconductor</text:a>. In 2001 the company was bought by <text:s/><text:a xlink:type="simple" xlink:href="http://www.maxim-ic.com/">Maxim Integrated Products, Inc</text:a>. Maxim is the sole manufacturer of 1-wire and iButton devices, all devices and standards can be found on their web-page:</text:p>
      <text:p text:style-name="Text_20_body"><text:a xlink:type="simple" xlink:href="http://www.maxim-ic.com/products/1-wire/">http://www.maxim-ic.com/products/1-wire/</text:a></text:p>
      <text:h text:style-name="Heading_20_2" text:outline-level="2">Features</text:h>
      <text:p text:style-name="Text_20_body">This document describes a 1-wire master written in Verilog HDL, ready for integration into a FPGA based SoC. Only the physical layer of the protocol is implemented in hardware, so only bit level transfers are possible, a software driver is required to perform byte level transfers and to support protocol layers above the physical layer. Features:</text:p>
      <text:list xml:id="list1920296619" text:style-name="L1">
        <text:list-item>
          <text:p text:style-name="P6">reset pulse generation and presence detection</text:p>
        </text:list-item>
        <text:list-item>
          <text:p text:style-name="P6">bit level write and read</text:p>
        </text:list-item>
        <text:list-item>
          <text:p text:style-name="P6">overdrive mode</text:p>
        </text:list-item>
        <text:list-item>
          <text:p text:style-name="P6">pulling or interrupt driven CPU interface</text:p>
        </text:list-item>
      </text:list>
      <text:p text:style-name="Text_20_body">There are also other feature restrictions related to the design of the 1-wire bus (MicroLan). There <text:soft-page-break/>are no features useful for handling a long and unstable bus, like active pull-up or adaptive timing.</text:p>
      <text:h text:style-name="Heading_20_1" text:outline-level="1">Verilog module parameters and ports</text:h>
      <text:p text:style-name="Text_20_body">The next section describes how to properly integrate the Verilog module into an FPGA.</text:p>
      <text:h text:style-name="Heading_20_2" text:outline-level="2">Parameters</text:h>
      <text:p text:style-name="P14">Table <text:sequence text:ref-name="refTable5" text:name="Table" text:formula="ooow:Table+1" style:num-format="1">1</text:sequence>: List of onewire module parameters</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Table_20_Contents">parameter</text:p>
          </table:table-cell>
          <table:table-cell table:style-name="Table2.A1" office:value-type="string">
            <text:p text:style-name="Table_20_Contents">type</text:p>
          </table:table-cell>
          <table:table-cell table:style-name="Table2.A1" office:value-type="string">
            <text:p text:style-name="Table_20_Contents">default</text:p>
          </table:table-cell>
          <table:table-cell table:style-name="Table2.D1" office:value-type="string">
            <text:p text:style-name="Table_20_Contents">description</text:p>
          </table:table-cell>
        </table:table-row>
        <table:table-row>
          <table:table-cell table:style-name="Table2.A2" office:value-type="string">
            <text:p text:style-name="Table_20_Contents"><text:span text:style-name="Source_20_Text">CDR</text:span></text:p>
          </table:table-cell>
          <table:table-cell table:style-name="Table2.A2" office:value-type="string">
            <text:p text:style-name="Table_20_Contents">integer</text:p>
          </table:table-cell>
          <table:table-cell table:style-name="Table2.C2" office:value-type="float" office:value="10">
            <text:p text:style-name="Table_20_Contents">10</text:p>
          </table:table-cell>
          <table:table-cell table:style-name="Table2.D2" office:value-type="string">
            <text:p text:style-name="Table_20_Contents">clock divider ratio</text:p>
          </table:table-cell>
        </table:table-row>
        <table:table-row>
          <table:table-cell table:style-name="Table2.A2" office:value-type="string">
            <text:p text:style-name="Table_20_Contents"><text:span text:style-name="Source_20_Text">ADW</text:span></text:p>
          </table:table-cell>
          <table:table-cell table:style-name="Table2.A2" office:value-type="string">
            <text:p text:style-name="Table_20_Contents">integer</text:p>
          </table:table-cell>
          <table:table-cell table:style-name="Table2.C2" office:value-type="float" office:value="32">
            <text:p text:style-name="Table_20_Contents">32</text:p>
          </table:table-cell>
          <table:table-cell table:style-name="Table2.D2" office:value-type="string">
            <text:p text:style-name="Table_20_Contents">Avalon data width</text:p>
          </table:table-cell>
        </table:table-row>
      </table:table>
      <text:p text:style-name="Text_20_body"/>
      <text:h text:style-name="Heading_20_3" text:outline-level="3">Clock divider ratio</text:h>
      <text:p text:style-name="Text_20_body">The internal state machine uses a reference period <draw:frame draw:style-name="fr2" draw:name="Object5" text:anchor-type="as-char" svg:width="1.268cm" svg:height="0.467cm" draw:z-index="4"><draw:object xlink:href="./Object 5" xlink:type="simple" xlink:show="embed" xlink:actuate="onLoad"/><draw:image xlink:href="./ObjectReplacements/Object 5" xlink:type="simple" xlink:show="embed" xlink:actuate="onLoad"/><svg:desc>formula</svg:desc></draw:frame> thus clock divider parameter is computed with the next formula:</text:p>
      <text:p text:style-name="Text_20_body"><draw:frame draw:style-name="fr2" draw:name="Object1" text:anchor-type="as-char" svg:width="3.254cm" svg:height="0.531cm" draw:z-index="0"><draw:object xlink:href="./Object 1" xlink:type="simple" xlink:show="embed" xlink:actuate="onLoad"/><draw:image xlink:href="./ObjectReplacements/Object 1" xlink:type="simple" xlink:show="embed" xlink:actuate="onLoad"/></draw:frame></text:p>
      <text:p text:style-name="Text_20_body">If the dividing factor is not a round integer, than the timing of the controller will be slightly off, and would support only a subset of 1-wire devices with timing closer to the typical 30us slot. This limits the system clock to multiples of 133kHz.</text:p>
      <text:p text:style-name="Text_20_body"><draw:frame draw:style-name="fr2" draw:name="Object2" text:anchor-type="as-char" svg:width="6.336cm" svg:height="0.997cm" draw:z-index="1"><draw:object xlink:href="./Object 2" xlink:type="simple" xlink:show="embed" xlink:actuate="onLoad"/><draw:image xlink:href="./ObjectReplacements/Object 2" xlink:type="simple" xlink:show="embed" xlink:actuate="onLoad"/></draw:frame></text:p>
      <text:p text:style-name="Text_20_body">If overdrive is needed than the additional restriction is that CDR must be divisible by 10. This limits the system clock to multiples of 1.33MHz.</text:p>
      <text:p text:style-name="Text_20_body"><draw:frame draw:style-name="fr2" draw:name="Object3" text:anchor-type="as-char" svg:width="6.355cm" svg:height="0.998cm" draw:z-index="2"><draw:object xlink:href="./Object 3" xlink:type="simple" xlink:show="embed" xlink:actuate="onLoad"/><draw:image xlink:href="./ObjectReplacements/Object 3" xlink:type="simple" xlink:show="embed" xlink:actuate="onLoad"/><svg:desc>formula</svg:desc></draw:frame></text:p>
      <text:p text:style-name="Text_20_body"><text:span text:style-name="T1">TODO</text:span>: if the system clock requirements can not be met, it is possible to recode the state machine to use <draw:frame draw:style-name="fr2" draw:name="Object4" text:anchor-type="as-char" svg:width="0.954cm" svg:height="0.467cm" draw:z-index="3"><draw:object xlink:href="./Object 4" xlink:type="simple" xlink:show="embed" xlink:actuate="onLoad"/><draw:image xlink:href="./ObjectReplacements/Object 4" xlink:type="simple" xlink:show="embed" xlink:actuate="onLoad"/><svg:desc>formula</svg:desc></draw:frame> reference periods, this way a better tolerance to divider ratio error can be achieved.</text:p>
      <text:h text:style-name="Heading_20_3" text:outline-level="3">Data bus width</text:h>
      <text:p text:style-name="Text_20_body">The width of the data bus is 32bit by default, but only 8 bits are used, so it is possible to connect the controller to a 8bit CPU. The details are explained in the section on module ports.</text:p>
      <text:h text:style-name="Heading_20_2" text:outline-level="2">Ports</text:h>
      <text:p text:style-name="P14">Table <text:sequence text:ref-name="refTable4" text:name="Table" text:formula="ooow:Table+1" style:num-format="1">2</text:sequence>: List of onewire module port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ignal</text:p>
          </table:table-cell>
          <table:table-cell table:style-name="Table1.A1" office:value-type="string">
            <text:p text:style-name="Table_20_Contents">width</text:p>
          </table:table-cell>
          <table:table-cell table:style-name="Table1.A1" office:value-type="string">
            <text:p text:style-name="Table_20_Contents">direction</text:p>
          </table:table-cell>
          <table:table-cell table:style-name="Table1.D1" office:value-type="string">
            <text:p text:style-name="Table_20_Contents">description</text:p>
          </table:table-cell>
        </table:table-row>
        <table:table-row>
          <table:table-cell table:style-name="Table1.A2" office:value-type="string">
            <text:p text:style-name="Table_20_Contents"><text:span text:style-name="Source_20_Text">avalon_write</text:span></text:p>
          </table:table-cell>
          <table:table-cell table:style-name="Table1.B2" office:value-type="float" office:value="1">
            <text:p text:style-name="Table_20_Contents"><text:span text:style-name="Source_20_Text">1</text:span></text:p>
          </table:table-cell>
          <table:table-cell table:style-name="Table1.A2" office:value-type="string">
            <text:p text:style-name="Table_20_Contents">input</text:p>
          </table:table-cell>
          <table:table-cell table:style-name="Table1.D2" office:value-type="string">
            <text:p text:style-name="Table_20_Contents">Avalon MM write request</text:p>
          </table:table-cell>
        </table:table-row>
        <table:table-row>
          <table:table-cell table:style-name="Table1.A2" office:value-type="string">
            <text:p text:style-name="Table_20_Contents"><text:span text:style-name="Source_20_Text">avalon_read</text:span></text:p>
          </table:table-cell>
          <table:table-cell table:style-name="Table1.B2" office:value-type="float" office:value="1">
            <text:p text:style-name="Table_20_Contents"><text:span text:style-name="Source_20_Text">1</text:span></text:p>
          </table:table-cell>
          <table:table-cell table:style-name="Table1.A2" office:value-type="string">
            <text:p text:style-name="Table_20_Contents">input</text:p>
          </table:table-cell>
          <table:table-cell table:style-name="Table1.D2" office:value-type="string">
            <text:p text:style-name="Table_20_Contents">Avalon MM read request</text:p>
          </table:table-cell>
        </table:table-row>
        <table:table-row>
          <table:table-cell table:style-name="Table1.A2" office:value-type="string">
            <text:p text:style-name="Table_20_Contents"><text:span text:style-name="Source_20_Text">avalon_writedata</text:span></text:p>
          </table:table-cell>
          <table:table-cell table:style-name="Table1.A2" office:value-type="string">
            <text:p text:style-name="Table_20_Contents"><text:span text:style-name="Source_20_Text">ADW</text:span></text:p>
          </table:table-cell>
          <table:table-cell table:style-name="Table1.A2" office:value-type="string">
            <text:p text:style-name="Table_20_Contents">input</text:p>
          </table:table-cell>
          <table:table-cell table:style-name="Table1.D2" office:value-type="string">
            <text:p text:style-name="Table_20_Contents">Avalon MM write data</text:p>
          </table:table-cell>
        </table:table-row>
        <table:table-row>
          <table:table-cell table:style-name="Table1.A2" office:value-type="string">
            <text:p text:style-name="Table_20_Contents"><text:span text:style-name="Source_20_Text">avalon_readdata</text:span></text:p>
          </table:table-cell>
          <table:table-cell table:style-name="Table1.A2" office:value-type="string">
            <text:p text:style-name="Table_20_Contents"><text:span text:style-name="Source_20_Text">ADW</text:span></text:p>
          </table:table-cell>
          <table:table-cell table:style-name="Table1.A2" office:value-type="string">
            <text:p text:style-name="Table_20_Contents">output</text:p>
          </table:table-cell>
          <table:table-cell table:style-name="Table1.D2" office:value-type="string">
            <text:p text:style-name="Table_20_Contents">Avalon MM read data</text:p>
          </table:table-cell>
        </table:table-row>
        <text:soft-page-break/>
        <table:table-row>
          <table:table-cell table:style-name="Table1.A6" office:value-type="string">
            <text:p text:style-name="Table_20_Contents"><text:span text:style-name="Source_20_Text">avalon_interrupt</text:span></text:p>
          </table:table-cell>
          <table:table-cell table:style-name="Table1.B6" office:value-type="float" office:value="1">
            <text:p text:style-name="Table_20_Contents"><text:span text:style-name="Source_20_Text">1</text:span></text:p>
          </table:table-cell>
          <table:table-cell table:style-name="Table1.A6" office:value-type="string">
            <text:p text:style-name="Table_20_Contents">output</text:p>
          </table:table-cell>
          <table:table-cell table:style-name="Table1.D6" office:value-type="string">
            <text:p text:style-name="Table_20_Contents">Avalon MM interrupt status</text:p>
          </table:table-cell>
        </table:table-row>
        <table:table-row>
          <table:table-cell table:style-name="Table1.A2" office:value-type="string">
            <text:p text:style-name="Table_20_Contents"><text:span text:style-name="Source_20_Text">owr_i</text:span></text:p>
          </table:table-cell>
          <table:table-cell table:style-name="Table1.A2" office:value-type="string">
            <text:p text:style-name="Table_20_Contents"><text:span text:style-name="Source_20_Text">1</text:span></text:p>
          </table:table-cell>
          <table:table-cell table:style-name="Table1.A2" office:value-type="string">
            <text:p text:style-name="Table_20_Contents">input</text:p>
          </table:table-cell>
          <table:table-cell table:style-name="Table1.D2" office:value-type="string">
            <text:p text:style-name="Table_20_Contents">1-wire bus status</text:p>
          </table:table-cell>
        </table:table-row>
        <table:table-row>
          <table:table-cell table:style-name="Table1.A2" office:value-type="string">
            <text:p text:style-name="Table_20_Contents"><text:span text:style-name="Source_20_Text">owr_oe</text:span></text:p>
          </table:table-cell>
          <table:table-cell table:style-name="Table1.B2" office:value-type="float" office:value="1">
            <text:p text:style-name="Table_20_Contents"><text:span text:style-name="Source_20_Text">1</text:span></text:p>
          </table:table-cell>
          <table:table-cell table:style-name="Table1.A2" office:value-type="string">
            <text:p text:style-name="Table_20_Contents">output</text:p>
          </table:table-cell>
          <table:table-cell table:style-name="Table1.D2" office:value-type="string">
            <text:p text:style-name="Table_20_Contents">1-wire open collector driver enable</text:p>
          </table:table-cell>
        </table:table-row>
      </table:table>
      <text:p text:style-name="Text_20_body"/>
      <text:h text:style-name="Heading_20_3" text:outline-level="3">CPU bus interface</text:h>
      <text:p text:style-name="Text_20_body">The default bus interface is Avalon MM, but it is trivial to connect it to Wishbone and it should be easy to connect to AMBA APB. All CPU related signals are active high.</text:p>
      <text:p text:style-name="Text_20_body">Both read and write cycles are a single clock period long, the omitted <text:span text:style-name="Source_20_Text">avalon_waitrequest</text:span> would be a constant '0'. Read data is valid only the first cycle of <text:span text:style-name="Source_20_Text">avalon_read</text:span> being active, in the next cycle it might change due to the interrupt status being cleared.</text:p>
      <text:p text:style-name="Text_20_body">The interrupt signal indicates, that a reset, presence detection, write bit or read bit 1-wire transaction has finished. After performing a read on the CPU bus the interrupt is cleared.</text:p>
      <text:p text:style-name="Text_20_body"/>
      <text:p text:style-name="Text_20_body"><draw:frame draw:style-name="fr1" draw:name="Frame1" text:anchor-type="paragraph" svg:x="0.002cm" svg:y="0.212cm" svg:width="17.027cm" draw:z-index="5"><draw:text-box fo:min-height="5.817cm"><text:p text:style-name="Drawing"><draw:g text:anchor-type="paragraph" draw:z-index="6" draw:style-name="gr1"><draw:g draw:style-name="gr2"><draw:line draw:style-name="gr3" draw:text-style-name="P15" svg:x1="5.015cm" svg:y1="0.8cm" svg:x2="5.215cm" svg:y2="0.2cm"><text:p/></draw:line><draw:line draw:style-name="gr4" draw:text-style-name="P15" svg:x1="5.216cm" svg:y1="0.2cm" svg:x2="6.016cm" svg:y2="0.2cm"><text:p/></draw:line><draw:line draw:style-name="gr5" draw:text-style-name="P15" svg:x1="6.216cm" svg:y1="0.8cm" svg:x2="6.016cm" svg:y2="0.2cm"><text:p/></draw:line><draw:line draw:style-name="gr6" draw:text-style-name="P15" svg:x1="6.216cm" svg:y1="0.8cm" svg:x2="7.016cm" svg:y2="0.8cm"><text:p/></draw:line></draw:g><draw:g draw:style-name="gr2"><draw:line draw:style-name="gr7" draw:text-style-name="P15" svg:x1="7.016cm" svg:y1="0.8cm" svg:x2="7.216cm" svg:y2="0.2cm"><text:p/></draw:line><draw:line draw:style-name="gr8" draw:text-style-name="P15" svg:x1="7.216cm" svg:y1="0.2cm" svg:x2="8.016cm" svg:y2="0.2cm"><text:p/></draw:line><draw:line draw:style-name="gr9" draw:text-style-name="P15" svg:x1="8.216cm" svg:y1="0.8cm" svg:x2="8.016cm" svg:y2="0.2cm"><text:p/></draw:line><draw:line draw:style-name="gr10" draw:text-style-name="P15" svg:x1="8.216cm" svg:y1="0.8cm" svg:x2="9.016cm" svg:y2="0.8cm"><text:p/></draw:line></draw:g><draw:g draw:style-name="gr2"><draw:line draw:style-name="gr11" draw:text-style-name="P15" svg:x1="9.016cm" svg:y1="0.8cm" svg:x2="9.216cm" svg:y2="0.2cm"><text:p/></draw:line><draw:line draw:style-name="gr12" draw:text-style-name="P15" svg:x1="9.216cm" svg:y1="0.2cm" svg:x2="10.016cm" svg:y2="0.2cm"><text:p/></draw:line><draw:line draw:style-name="gr13" draw:text-style-name="P15" svg:x1="10.216cm" svg:y1="0.8cm" svg:x2="10.016cm" svg:y2="0.2cm"><text:p/></draw:line><draw:line draw:style-name="gr14" draw:text-style-name="P15" svg:x1="10.216cm" svg:y1="0.8cm" svg:x2="11.016cm" svg:y2="0.8cm"><text:p/></draw:line></draw:g><draw:g draw:style-name="gr2"><draw:line draw:style-name="gr15" draw:text-style-name="P15" svg:x1="11.016cm" svg:y1="0.8cm" svg:x2="11.216cm" svg:y2="0.2cm"><text:p/></draw:line><draw:line draw:style-name="gr16" draw:text-style-name="P15" svg:x1="11.216cm" svg:y1="0.2cm" svg:x2="12.016cm" svg:y2="0.2cm"><text:p/></draw:line><draw:line draw:style-name="gr17" draw:text-style-name="P15" svg:x1="12.216cm" svg:y1="0.8cm" svg:x2="12.016cm" svg:y2="0.2cm"><text:p/></draw:line><draw:line draw:style-name="gr18" draw:text-style-name="P15" svg:x1="12.216cm" svg:y1="0.8cm" svg:x2="13.016cm" svg:y2="0.8cm"><text:p/></draw:line></draw:g><draw:g draw:style-name="gr2"><draw:line draw:style-name="gr19" draw:text-style-name="P15" svg:x1="13.016cm" svg:y1="0.8cm" svg:x2="13.216cm" svg:y2="0.2cm"><text:p/></draw:line><draw:line draw:style-name="gr20" draw:text-style-name="P15" svg:x1="13.216cm" svg:y1="0.2cm" svg:x2="14.016cm" svg:y2="0.2cm"><text:p/></draw:line><draw:line draw:style-name="gr21" draw:text-style-name="P15" svg:x1="14.216cm" svg:y1="0.8cm" svg:x2="14.016cm" svg:y2="0.2cm"><text:p/></draw:line><draw:line draw:style-name="gr22" draw:text-style-name="P15" svg:x1="14.216cm" svg:y1="0.8cm" svg:x2="15.016cm" svg:y2="0.8cm"><text:p/></draw:line></draw:g><draw:g draw:style-name="gr2"><draw:line draw:style-name="gr23" draw:text-style-name="P15" svg:x1="15.016cm" svg:y1="0.8cm" svg:x2="15.216cm" svg:y2="0.2cm"><text:p/></draw:line><draw:line draw:style-name="gr24" draw:text-style-name="P15" svg:x1="15.216cm" svg:y1="0.2cm" svg:x2="16.016cm" svg:y2="0.2cm"><text:p/></draw:line><draw:line draw:style-name="gr25" draw:text-style-name="P15" svg:x1="16.216cm" svg:y1="0.8cm" svg:x2="16.016cm" svg:y2="0.2cm"><text:p/></draw:line><draw:line draw:style-name="gr26" draw:text-style-name="P15" svg:x1="16.216cm" svg:y1="0.8cm" svg:x2="17.016cm" svg:y2="0.8cm"><text:p/></draw:line></draw:g><draw:line draw:style-name="gr27" draw:text-style-name="P16" svg:x1="7.216cm" svg:y1="1.8cm" svg:x2="7.416cm" svg:y2="1.2cm"><text:p/></draw:line><draw:line draw:style-name="gr28" draw:text-style-name="P16" svg:x1="5.015cm" svg:y1="1.8cm" svg:x2="7.215cm" svg:y2="1.8cm"><text:p/></draw:line><draw:line draw:style-name="gr29" draw:text-style-name="P16" svg:x1="9.416cm" svg:y1="1.8cm" svg:x2="9.216cm" svg:y2="1.2cm"><text:p/></draw:line><draw:line draw:style-name="gr30" draw:text-style-name="P16" svg:x1="9.416cm" svg:y1="1.8cm" svg:x2="17.016cm" svg:y2="1.8cm"><text:p/></draw:line><draw:frame draw:style-name="gr31" draw:text-style-name="P18" svg:width="4.8cm" svg:height="0.802cm" svg:x="0.016cm" svg:y="0cm"><draw:text-box><text:p text:style-name="P17"><text:span text:style-name="T4">clk</text:span></text:p></draw:text-box></draw:frame><draw:frame draw:style-name="gr32" draw:text-style-name="P18" svg:width="4.8cm" svg:height="0.802cm" svg:x="0.016cm" svg:y="0.998cm"><draw:text-box><text:p text:style-name="P17"><text:span text:style-name="T4">avalon_write</text:span></text:p></draw:text-box></draw:frame><draw:frame draw:style-name="gr33" draw:text-style-name="P18" svg:width="4.809cm" svg:height="0.802cm" svg:x="0.007cm" svg:y="2.034cm"><draw:text-box><text:p text:style-name="P17"><text:span text:style-name="T4">avalon_read</text:span></text:p></draw:text-box></draw:frame><draw:line draw:style-name="gr34" draw:text-style-name="P16" svg:x1="7.416cm" svg:y1="1.2cm" svg:x2="9.216cm" svg:y2="1.2cm"><text:p/></draw:line><draw:line draw:style-name="gr35" draw:text-style-name="P16" svg:x1="11.216cm" svg:y1="2.8cm" svg:x2="11.416cm" svg:y2="2.2cm"><text:p/></draw:line><draw:line draw:style-name="gr36" draw:text-style-name="P16" svg:x1="5.015cm" svg:y1="2.8cm" svg:x2="11.215cm" svg:y2="2.8cm"><text:p/></draw:line><draw:line draw:style-name="gr37" draw:text-style-name="P16" svg:x1="13.416cm" svg:y1="2.8cm" svg:x2="13.216cm" svg:y2="2.2cm"><text:p/></draw:line><draw:line draw:style-name="gr38" draw:text-style-name="P16" svg:x1="13.416cm" svg:y1="2.8cm" svg:x2="17.016cm" svg:y2="2.8cm"><text:p/></draw:line><draw:line draw:style-name="gr39" draw:text-style-name="P16" svg:x1="11.416cm" svg:y1="2.2cm" svg:x2="13.216cm" svg:y2="2.2cm"><text:p/></draw:line><draw:frame draw:style-name="gr40" draw:text-style-name="P18" svg:width="4.8cm" svg:height="0.802cm" svg:x="0.016cm" svg:y="2.999cm"><draw:text-box><text:p text:style-name="P17"><text:span text:style-name="T4">avalon_writedata</text:span></text:p></draw:text-box></draw:frame><draw:frame draw:style-name="gr41" draw:text-style-name="P18" svg:width="4.8cm" svg:height="0.802cm" svg:x="0.016cm" svg:y="3.999cm"><draw:text-box><text:p text:style-name="P17"><text:span text:style-name="T4">avalon_readdata</text:span></text:p></draw:text-box></draw:frame><draw:frame draw:style-name="gr42" draw:text-style-name="P18" svg:width="4.8cm" svg:height="0.802cm" svg:x="0.016cm" svg:y="4.999cm"><draw:text-box><text:p text:style-name="P17"><text:span text:style-name="T4">avalon_interrupt</text:span></text:p></draw:text-box></draw:frame><draw:polygon draw:style-name="gr43" draw:text-style-name="P16" svg:width="2.299cm" svg:height="0.599cm" svg:x="5.015cm" svg:y="3.2cm" svg:viewBox="0 0 2300 600" draw:points="0,0 2200,0 2300,300 2200,600 0,600"><text:p/></draw:polygon><draw:polygon draw:style-name="gr44" draw:text-style-name="P16" svg:width="7.699cm" svg:height="0.599cm" svg:x="9.316cm" svg:y="3.2cm" svg:viewBox="0 0 7700 600" draw:points="7700,0 100,0 0,300 100,600 7700,600"><text:p/></draw:polygon><draw:polygon draw:style-name="gr45" draw:text-style-name="P16" svg:width="1.999cm" svg:height="0.599cm" svg:x="7.316cm" svg:y="3.2cm" svg:viewBox="0 0 2000 600" draw:points="1900,0 100,0 0,300 100,600 1900,600 2000,300"><text:p/></draw:polygon><draw:polygon draw:style-name="gr46" draw:text-style-name="P16" svg:width="6.299cm" svg:height="0.599cm" svg:x="5.015cm" svg:y="4.2cm" svg:viewBox="0 0 6300 600" draw:points="0,0 6200,0 6300,300 6200,600 0,600"><text:p/></draw:polygon><draw:polygon draw:style-name="gr47" draw:text-style-name="P16" svg:width="3.699cm" svg:height="0.599cm" svg:x="13.316cm" svg:y="4.2cm" svg:viewBox="0 0 3700 600" draw:points="3700,0 100,0 0,300 100,600 3700,600"><text:p/></draw:polygon><draw:polygon draw:style-name="gr48" draw:text-style-name="P16" svg:width="1.999cm" svg:height="0.599cm" svg:x="11.316cm" svg:y="4.2cm" svg:viewBox="0 0 2000 600" draw:points="1900,0 100,0 0,300 100,600 1900,600 2000,300"><text:p/></draw:polygon><draw:line draw:style-name="gr49" draw:text-style-name="P16" svg:x1="13.416cm" svg:y1="5.8cm" svg:x2="13.216cm" svg:y2="5.2cm"><text:p/></draw:line><draw:line draw:style-name="gr50" draw:text-style-name="P16" svg:x1="13.416cm" svg:y1="5.8cm" svg:x2="17.016cm" svg:y2="5.8cm"><text:p/></draw:line><draw:line draw:style-name="gr51" draw:text-style-name="P16" svg:x1="5.015cm" svg:y1="5.2cm" svg:x2="13.215cm" svg:y2="5.2cm"><text:p/></draw:line></draw:g></text:p><text:p text:style-name="Drawing">Drawing <text:sequence text:ref-name="refDrawing0" text:name="Drawing" text:formula="ooow:Drawing+1" style:num-format="1">1</text:sequence>: Avalon MM timing (write, read and interrupt status)</text:p></draw:text-box></draw:frame></text:p>
      <text:p text:style-name="Text_20_body">The next table describes how to connect the 1-wire Avalon MM slave to a Wishbone master.</text:p>
      <text:p text:style-name="P14">Table <text:sequence text:ref-name="refTable3" text:name="Table" text:formula="ooow:Table+1" style:num-format="1">3</text:sequence>: Wishbone equivalents of Avalon MM signals</text:p>
      <table:table table:name="Table3" table:style-name="Table3">
        <table:table-column table:style-name="Table3.A"/>
        <table:table-column table:style-name="Table3.B"/>
        <table:table-column table:style-name="Table3.C"/>
        <table:table-row>
          <table:table-cell table:style-name="Table3.A1" office:value-type="string">
            <text:p text:style-name="P1">Avalon signal</text:p>
          </table:table-cell>
          <table:table-cell table:style-name="Table3.A1" office:value-type="string">
            <text:p text:style-name="P1">Wishbone signal</text:p>
          </table:table-cell>
          <table:table-cell table:style-name="Table3.C1" office:value-type="string">
            <text:p text:style-name="P1"/>
          </table:table-cell>
        </table:table-row>
        <table:table-row>
          <table:table-cell table:style-name="Table3.A2" office:value-type="string">
            <text:p text:style-name="Table_20_Contents"><text:span text:style-name="Source_20_Text">avalon_write</text:span></text:p>
          </table:table-cell>
          <table:table-cell table:style-name="Table3.A2" office:value-type="string">
            <text:p text:style-name="P1"><text:span text:style-name="Source_20_Text">cyc &amp; stb &amp; we</text:span></text:p>
          </table:table-cell>
          <table:table-cell table:style-name="Table3.C2" office:value-type="string">
            <text:p text:style-name="P1"/>
          </table:table-cell>
        </table:table-row>
        <table:table-row>
          <table:table-cell table:style-name="Table3.A2" office:value-type="string">
            <text:p text:style-name="Table_20_Contents"><text:span text:style-name="Source_20_Text">avalon_read</text:span></text:p>
          </table:table-cell>
          <table:table-cell table:style-name="Table3.A2" office:value-type="string">
            <text:p text:style-name="P1"><text:span text:style-name="Source_20_Text">cyc &amp; stb &amp; ~we</text:span></text:p>
          </table:table-cell>
          <table:table-cell table:style-name="Table3.C2" office:value-type="string">
            <text:p text:style-name="P1"/>
          </table:table-cell>
        </table:table-row>
        <table:table-row>
          <table:table-cell table:style-name="Table3.A2" office:value-type="string">
            <text:p text:style-name="Table_20_Contents"><text:span text:style-name="Source_20_Text">avalon_writedata</text:span></text:p>
          </table:table-cell>
          <table:table-cell table:style-name="Table3.A2" office:value-type="string">
            <text:p text:style-name="P1"><text:span text:style-name="Source_20_Text">dat_w</text:span></text:p>
          </table:table-cell>
          <table:table-cell table:style-name="Table3.C2" office:value-type="string">
            <text:p text:style-name="P1"/>
          </table:table-cell>
        </table:table-row>
        <table:table-row>
          <table:table-cell table:style-name="Table3.A2" office:value-type="string">
            <text:p text:style-name="Table_20_Contents"><text:span text:style-name="Source_20_Text">avalon_readdata</text:span></text:p>
          </table:table-cell>
          <table:table-cell table:style-name="Table3.A2" office:value-type="string">
            <text:p text:style-name="P1"><text:span text:style-name="Source_20_Text">dat_r</text:span></text:p>
          </table:table-cell>
          <table:table-cell table:style-name="Table3.C2" office:value-type="string">
            <text:p text:style-name="P1"/>
          </table:table-cell>
        </table:table-row>
        <table:table-row>
          <table:table-cell table:style-name="Table3.A2" office:value-type="string">
            <text:p text:style-name="Table_20_Contents"><text:span text:style-name="Source_20_Text">avalon_interrupt</text:span></text:p>
          </table:table-cell>
          <table:table-cell table:style-name="Table3.A2" office:value-type="string">
            <text:p text:style-name="P1"><text:span text:style-name="Source_20_Text">irq</text:span></text:p>
          </table:table-cell>
          <table:table-cell table:style-name="Table3.C2" office:value-type="string">
            <text:p text:style-name="P1"/>
          </table:table-cell>
        </table:table-row>
      </table:table>
      <text:p text:style-name="Text_20_body"/>
      <text:h text:style-name="Heading_20_3" text:outline-level="3">1-wire interface</text:h>
      <text:p text:style-name="Text_20_body">The 1-wire interface requires an external open drain driver to be able to drive a bidirectional FPGA pin. The next Verilog code should be used on the top level of the SoC.</text:p>
      <text:p text:style-name="Text_20_body"><text:soft-page-break/></text:p>
      <text:p text:style-name="Preformatted_20_Text">assign owr <text:s text:c="2"/>= owr_oe ? 1'b0 : 1'bz;</text:p>
      <text:p text:style-name="Preformatted_20_Text">assign owr_i = owr;</text:p>
      <text:h text:style-name="Heading_20_1" text:outline-level="1">Processor interface</text:h>
      <text:p text:style-name="Text_20_body">The processor interface is described in two steps, status/control register description and action sequences.</text:p>
      <text:h text:style-name="Heading_20_2" text:outline-level="2">Status/control register</text:h>
      <text:p text:style-name="Text_20_body">There is a single register in the 1-wire master address space. This register is further restricted to only 8 bits. Writing into this register will always initiate an 1-wire transfer cycle. Writing into the register while a cycle is already in progress will break the running cycle and start a new cycle usually causing a protocol error.</text:p>
      <text:p text:style-name="P14">Table <text:sequence text:ref-name="refTable2" text:name="Table" text:formula="ooow:Table+1" style:num-format="1">4</text:sequence>: Statues/control register structure</text:p>
      <table:table table:name="Table4" table:style-name="Table4">
        <table:table-column table:style-name="Table4.A" table:number-columns-repeated="8"/>
        <table:table-column table:style-name="Table4.I"/>
        <table:table-row>
          <table:table-cell table:style-name="Table4.A1" office:value-type="string">
            <text:p text:style-name="P1"/>
          </table:table-cell>
          <table:table-cell table:style-name="Table4.B1" office:value-type="float" office:value="7">
            <text:p text:style-name="P2">7</text:p>
          </table:table-cell>
          <table:table-cell table:style-name="Table4.B1" office:value-type="float" office:value="6">
            <text:p text:style-name="P2">6</text:p>
          </table:table-cell>
          <table:table-cell table:style-name="Table4.B1" office:value-type="float" office:value="5">
            <text:p text:style-name="P2">5</text:p>
          </table:table-cell>
          <table:table-cell table:style-name="Table4.B1" office:value-type="float" office:value="4">
            <text:p text:style-name="P2">4</text:p>
          </table:table-cell>
          <table:table-cell table:style-name="Table4.B1" office:value-type="float" office:value="3">
            <text:p text:style-name="P2">3</text:p>
          </table:table-cell>
          <table:table-cell table:style-name="Table4.B1" office:value-type="float" office:value="2">
            <text:p text:style-name="P2">2</text:p>
          </table:table-cell>
          <table:table-cell table:style-name="Table4.B1" office:value-type="float" office:value="1">
            <text:p text:style-name="P2">1</text:p>
          </table:table-cell>
          <table:table-cell table:style-name="Table4.I1" office:value-type="float" office:value="0">
            <text:p text:style-name="P2">0</text:p>
          </table:table-cell>
        </table:table-row>
        <table:table-row>
          <table:table-cell table:style-name="Table4.A2" office:value-type="string">
            <text:p text:style-name="P1">name</text:p>
          </table:table-cell>
          <table:table-cell table:style-name="Table4.B2" office:value-type="string">
            <text:p text:style-name="P2"><text:span text:style-name="Source_20_Text">erx</text:span></text:p>
          </table:table-cell>
          <table:table-cell table:style-name="Table4.B2" office:value-type="string">
            <text:p text:style-name="P2"><text:span text:style-name="Source_20_Text">etx</text:span></text:p>
          </table:table-cell>
          <table:table-cell table:style-name="Table4.B2" office:value-type="string">
            <text:p text:style-name="P2"><text:span text:style-name="Source_20_Text">srx</text:span></text:p>
          </table:table-cell>
          <table:table-cell table:style-name="Table4.B2" office:value-type="string">
            <text:p text:style-name="P2"><text:span text:style-name="Source_20_Text">stx</text:span></text:p>
          </table:table-cell>
          <table:table-cell table:style-name="Table4.B2" office:value-type="string">
            <text:p text:style-name="P2"><text:span text:style-name="Source_20_Text">drx</text:span></text:p>
          </table:table-cell>
          <table:table-cell table:style-name="Table4.B2" office:value-type="string">
            <text:p text:style-name="P2"><text:span text:style-name="Source_20_Text">dtx</text:span></text:p>
          </table:table-cell>
          <table:table-cell table:style-name="Table4.B2" office:value-type="string">
            <text:p text:style-name="P2"><text:span text:style-name="Source_20_Text">rst</text:span></text:p>
          </table:table-cell>
          <table:table-cell table:style-name="Table4.I2" office:value-type="string">
            <text:p text:style-name="P2"><text:span text:style-name="Source_20_Text">ovd</text:span></text:p>
          </table:table-cell>
        </table:table-row>
        <table:table-row>
          <table:table-cell table:style-name="Table4.A2" office:value-type="string">
            <text:p text:style-name="P1">access</text:p>
          </table:table-cell>
          <table:table-cell table:style-name="Table4.B2" office:value-type="string">
            <text:p text:style-name="P2">r/w</text:p>
          </table:table-cell>
          <table:table-cell table:style-name="Table4.B2" office:value-type="string">
            <text:p text:style-name="P2">r/w</text:p>
          </table:table-cell>
          <table:table-cell table:style-name="Table4.B2" office:value-type="string">
            <text:p text:style-name="P2">r</text:p>
          </table:table-cell>
          <table:table-cell table:style-name="Table4.B2" office:value-type="string">
            <text:p text:style-name="P2">r</text:p>
          </table:table-cell>
          <table:table-cell table:style-name="Table4.B2" office:value-type="string">
            <text:p text:style-name="P2">r</text:p>
          </table:table-cell>
          <table:table-cell table:style-name="Table4.B2" office:value-type="string">
            <text:p text:style-name="P2">w</text:p>
          </table:table-cell>
          <table:table-cell table:style-name="Table4.B2" office:value-type="string">
            <text:p text:style-name="P2">w</text:p>
          </table:table-cell>
          <table:table-cell table:style-name="Table4.I2" office:value-type="string">
            <text:p text:style-name="P2">r/w</text:p>
          </table:table-cell>
        </table:table-row>
        <table:table-row>
          <table:table-cell table:style-name="Table4.A2" office:value-type="string">
            <text:p text:style-name="P1">reset</text:p>
          </table:table-cell>
          <table:table-cell table:style-name="Table4.B4" office:value-type="float" office:value="0">
            <text:p text:style-name="P2">0</text:p>
          </table:table-cell>
          <table:table-cell table:style-name="Table4.B4" office:value-type="float" office:value="0">
            <text:p text:style-name="P2">0</text:p>
          </table:table-cell>
          <table:table-cell table:style-name="Table4.B4" office:value-type="float" office:value="0">
            <text:p text:style-name="P2">0</text:p>
          </table:table-cell>
          <table:table-cell table:style-name="Table4.B4" office:value-type="float" office:value="0">
            <text:p text:style-name="P2">0</text:p>
          </table:table-cell>
          <table:table-cell table:style-name="Table4.B2" office:value-type="string">
            <text:p text:style-name="P2">x</text:p>
          </table:table-cell>
          <table:table-cell table:style-name="Table4.B2" office:value-type="string">
            <text:p text:style-name="P2">x</text:p>
          </table:table-cell>
          <table:table-cell table:style-name="Table4.B4" office:value-type="float" office:value="0">
            <text:p text:style-name="P2">0</text:p>
          </table:table-cell>
          <table:table-cell table:style-name="Table4.I4" office:value-type="float" office:value="0">
            <text:p text:style-name="P2">0</text:p>
          </table:table-cell>
        </table:table-row>
      </table:table>
      <text:p text:style-name="Text_20_body"/>
      <text:p text:style-name="P14">Table <text:sequence text:ref-name="refTable1" text:name="Table" text:formula="ooow:Table+1" style:num-format="1">5</text:sequence>: Status control register bits with descriptions</text:p>
      <table:table table:name="Table5" table:style-name="Table5">
        <table:table-column table:style-name="Table5.A"/>
        <table:table-column table:style-name="Table5.B"/>
        <table:table-column table:style-name="Table5.C"/>
        <table:table-row>
          <table:table-cell table:style-name="Table5.A1" office:value-type="string">
            <text:p text:style-name="P1"/>
          </table:table-cell>
          <table:table-cell table:style-name="Table5.A1" office:value-type="string">
            <text:p text:style-name="P3"/>
          </table:table-cell>
          <table:table-cell table:style-name="Table5.C1" office:value-type="string">
            <text:p text:style-name="P1">description</text:p>
          </table:table-cell>
        </table:table-row>
        <table:table-row>
          <table:table-cell table:style-name="Table5.A2" office:value-type="float" office:value="0">
            <text:p text:style-name="P1">0</text:p>
          </table:table-cell>
          <table:table-cell table:style-name="Table5.B2" office:value-type="string">
            <text:p text:style-name="P3"><text:span text:style-name="Source_20_Text">ovd</text:span></text:p>
          </table:table-cell>
          <table:table-cell table:style-name="Table5.C2" office:value-type="string">
            <text:p text:style-name="P1">overdrive setting (0 - standard speed, 1 - overdrive speed)</text:p>
          </table:table-cell>
        </table:table-row>
        <table:table-row>
          <table:table-cell table:style-name="Table5.A2" office:value-type="float" office:value="1">
            <text:p text:style-name="P1">1</text:p>
          </table:table-cell>
          <table:table-cell table:style-name="Table5.B2" office:value-type="string">
            <text:p text:style-name="P3"><text:span text:style-name="Source_20_Text">rst</text:span></text:p>
          </table:table-cell>
          <table:table-cell table:style-name="Table5.C2" office:value-type="string">
            <text:p text:style-name="P1">reset pulse request (0 - no action, 1 - perform reset and read presence)</text:p>
          </table:table-cell>
        </table:table-row>
        <table:table-row>
          <table:table-cell table:style-name="Table5.A2" office:value-type="float" office:value="2">
            <text:p text:style-name="P1">2</text:p>
          </table:table-cell>
          <table:table-cell table:style-name="Table5.B2" office:value-type="string">
            <text:p text:style-name="P3"><text:span text:style-name="Source_20_Text">dtx</text:span></text:p>
          </table:table-cell>
          <table:table-cell table:style-name="Table5.C2" office:value-type="string">
            <text:p text:style-name="P1">data transmit request (0 - perform write 0 transfer, 1 - perform write 1 or/and read transfer)</text:p>
          </table:table-cell>
        </table:table-row>
        <table:table-row>
          <table:table-cell table:style-name="Table5.A2" office:value-type="float" office:value="3">
            <text:p text:style-name="P1">3</text:p>
          </table:table-cell>
          <table:table-cell table:style-name="Table5.B2" office:value-type="string">
            <text:p text:style-name="P3"><text:span text:style-name="Source_20_Text">drx</text:span></text:p>
          </table:table-cell>
          <table:table-cell table:style-name="Table5.C2" office:value-type="string">
            <text:p text:style-name="P1">data receive status (read value for each 1-wire read transfer)</text:p>
          </table:table-cell>
        </table:table-row>
        <table:table-row>
          <table:table-cell table:style-name="Table5.A2" office:value-type="float" office:value="4">
            <text:p text:style-name="P1">4</text:p>
          </table:table-cell>
          <table:table-cell table:style-name="Table5.B2" office:value-type="string">
            <text:p text:style-name="P3"><text:span text:style-name="Source_20_Text">stx</text:span></text:p>
          </table:table-cell>
          <table:table-cell table:style-name="Table5.C2" office:value-type="string">
            <text:p text:style-name="P1">status of transmit interrupt (set on the end of a reset or bit cycle, cleared by Avalon read)</text:p>
          </table:table-cell>
        </table:table-row>
        <table:table-row>
          <table:table-cell table:style-name="Table5.A2" office:value-type="float" office:value="5">
            <text:p text:style-name="P1">5</text:p>
          </table:table-cell>
          <table:table-cell table:style-name="Table5.B2" office:value-type="string">
            <text:p text:style-name="P3"><text:span text:style-name="Source_20_Text">srx</text:span></text:p>
          </table:table-cell>
          <table:table-cell table:style-name="Table5.C2" office:value-type="string">
            <text:p text:style-name="P1">status of receive interrupt (set during presence or read bit cycle, cleared by Avalon read)</text:p>
          </table:table-cell>
        </table:table-row>
        <table:table-row>
          <table:table-cell table:style-name="Table5.A2" office:value-type="float" office:value="6">
            <text:p text:style-name="P1">6</text:p>
          </table:table-cell>
          <table:table-cell table:style-name="Table5.B2" office:value-type="string">
            <text:p text:style-name="P3"><text:span text:style-name="Source_20_Text">etx</text:span></text:p>
          </table:table-cell>
          <table:table-cell table:style-name="Table5.C2" office:value-type="string">
            <text:p text:style-name="P1">enable transmit interrupt (0 - disabled, 1 - enabled)</text:p>
          </table:table-cell>
        </table:table-row>
        <table:table-row>
          <table:table-cell table:style-name="Table5.A2" office:value-type="float" office:value="7">
            <text:p text:style-name="P1">7</text:p>
          </table:table-cell>
          <table:table-cell table:style-name="Table5.B2" office:value-type="string">
            <text:p text:style-name="P3"><text:span text:style-name="Source_20_Text">erx</text:span></text:p>
          </table:table-cell>
          <table:table-cell table:style-name="Table5.C2" office:value-type="string">
            <text:p text:style-name="P1">enable receive interrupt (0 - disabled, 1 - enabled)</text:p>
          </table:table-cell>
        </table:table-row>
      </table:table>
      <text:p text:style-name="Text_20_body"/>
      <text:p text:style-name="Text_20_body">Bits <text:span text:style-name="Source_20_Text">ovd</text:span>, <text:span text:style-name="Source_20_Text">rst</text:span>, <text:span text:style-name="Source_20_Text">dtx</text:span> are used to configure a transfer. Bit <text:span text:style-name="Source_20_Text">ovd</text:span> is used to specify the transfer speed, combinations of bits <text:span text:style-name="Source_20_Text">rst</text:span> and <text:span text:style-name="Source_20_Text">txd</text:span> are used to select 4 different transfer types. Detailed timing for this transfers is explained in the section "Supported 1-wire functionality".</text:p>
      <text:p text:style-name="P14">Table <text:sequence text:ref-name="refTable0" text:name="Table" text:formula="ooow:Table+1" style:num-format="1">6</text:sequence>: List of supported transfers</text:p>
      <table:table table:name="Table6" table:style-name="Table6">
        <table:table-column table:style-name="Table6.A" table:number-columns-repeated="3"/>
        <table:table-column table:style-name="Table6.D"/>
        <table:table-column table:style-name="Table6.E"/>
        <table:table-row>
          <table:table-cell table:style-name="Table6.A1" office:value-type="string">
            <text:p text:style-name="P2"><text:span text:style-name="Source_20_Text">ovd</text:span></text:p>
          </table:table-cell>
          <table:table-cell table:style-name="Table6.A1" office:value-type="string">
            <text:p text:style-name="P2"><text:span text:style-name="Source_20_Text">rst</text:span></text:p>
          </table:table-cell>
          <table:table-cell table:style-name="Table6.A1" office:value-type="string">
            <text:p text:style-name="P2"><text:span text:style-name="Source_20_Text">dtx</text:span></text:p>
          </table:table-cell>
          <table:table-cell table:style-name="Table6.A1" office:value-type="string">
            <text:p text:style-name="P1">timing</text:p>
          </table:table-cell>
          <table:table-cell table:style-name="Table6.E1" office:value-type="string">
            <text:p text:style-name="P1">description</text:p>
          </table:table-cell>
        </table:table-row>
        <table:table-row>
          <table:table-cell table:style-name="Table6.A2" office:value-type="string">
            <text:p text:style-name="P2">0</text:p>
          </table:table-cell>
          <table:table-cell table:style-name="Table6.A2" office:value-type="string">
            <text:p text:style-name="P2">0</text:p>
          </table:table-cell>
          <table:table-cell table:style-name="Table6.A2" office:value-type="string">
            <text:p text:style-name="P2">0</text:p>
          </table:table-cell>
          <table:table-cell table:style-name="Table6.A2" office:value-type="string">
            <text:p text:style-name="P1">60<text:span text:style-name="T2">μ</text:span><text:span text:style-name="T3">s</text:span></text:p>
          </table:table-cell>
          <table:table-cell table:style-name="Table6.E2" office:value-type="string">
            <text:p text:style-name="P1">write '0' cycle</text:p>
          </table:table-cell>
        </table:table-row>
        <table:table-row>
          <table:table-cell table:style-name="Table6.A2" office:value-type="string">
            <text:p text:style-name="P2">0</text:p>
          </table:table-cell>
          <table:table-cell table:style-name="Table6.A2" office:value-type="string">
            <text:p text:style-name="P2">0</text:p>
          </table:table-cell>
          <table:table-cell table:style-name="Table6.A2" office:value-type="string">
            <text:p text:style-name="P2">1</text:p>
          </table:table-cell>
          <table:table-cell table:style-name="Table6.A2" office:value-type="string">
            <text:p text:style-name="P1">60<text:span text:style-name="T2">μ</text:span><text:span text:style-name="T3">s</text:span></text:p>
          </table:table-cell>
          <table:table-cell table:style-name="Table6.E2" office:value-type="string">
            <text:p text:style-name="P1">write '1' cycle or read cycle</text:p>
          </table:table-cell>
        </table:table-row>
        <table:table-row>
          <table:table-cell table:style-name="Table6.A2" office:value-type="string">
            <text:p text:style-name="P2">0</text:p>
          </table:table-cell>
          <table:table-cell table:style-name="Table6.A2" office:value-type="string">
            <text:p text:style-name="P2">1</text:p>
          </table:table-cell>
          <table:table-cell table:style-name="Table6.A2" office:value-type="string">
            <text:p text:style-name="P2">0</text:p>
          </table:table-cell>
          <table:table-cell table:style-name="Table6.A2" office:value-type="string">
            <text:p text:style-name="P1">960<text:span text:style-name="T2">μ</text:span><text:span text:style-name="T3">s</text:span></text:p>
          </table:table-cell>
          <table:table-cell table:style-name="Table6.E2" office:value-type="string">
            <text:p text:style-name="P1">reset and presence detect cycle</text:p>
          </table:table-cell>
        </table:table-row>
        <text:soft-page-break/>
        <table:table-row>
          <table:table-cell table:style-name="Table6.A2" office:value-type="string">
            <text:p text:style-name="P2">0</text:p>
          </table:table-cell>
          <table:table-cell table:style-name="Table6.A2" office:value-type="string">
            <text:p text:style-name="P2">1</text:p>
          </table:table-cell>
          <table:table-cell table:style-name="Table6.A2" office:value-type="string">
            <text:p text:style-name="P2">1</text:p>
          </table:table-cell>
          <table:table-cell table:style-name="Table6.A2" office:value-type="string">
            <text:p text:style-name="P1">960<text:span text:style-name="T2">μ</text:span><text:span text:style-name="T3">s</text:span></text:p>
          </table:table-cell>
          <table:table-cell table:style-name="Table6.E2" office:value-type="string">
            <text:p text:style-name="P1">idle cycle, can be used to generate timed delays</text:p>
          </table:table-cell>
        </table:table-row>
        <table:table-row>
          <table:table-cell table:style-name="Table6.A2" office:value-type="string">
            <text:p text:style-name="P2">1</text:p>
          </table:table-cell>
          <table:table-cell table:style-name="Table6.A2" office:value-type="string">
            <text:p text:style-name="P2">0</text:p>
          </table:table-cell>
          <table:table-cell table:style-name="Table6.A2" office:value-type="string">
            <text:p text:style-name="P2">0</text:p>
          </table:table-cell>
          <table:table-cell table:style-name="Table6.A2" office:value-type="string">
            <text:p text:style-name="P1">6<text:span text:style-name="T2">μ</text:span><text:span text:style-name="T3">s</text:span></text:p>
          </table:table-cell>
          <table:table-cell table:style-name="Table6.E2" office:value-type="string">
            <text:p text:style-name="P1">overdrive write '0' cycle</text:p>
          </table:table-cell>
        </table:table-row>
        <table:table-row>
          <table:table-cell table:style-name="Table6.A2" office:value-type="string">
            <text:p text:style-name="P2">1</text:p>
          </table:table-cell>
          <table:table-cell table:style-name="Table6.A2" office:value-type="string">
            <text:p text:style-name="P2">0</text:p>
          </table:table-cell>
          <table:table-cell table:style-name="Table6.A2" office:value-type="string">
            <text:p text:style-name="P2">1</text:p>
          </table:table-cell>
          <table:table-cell table:style-name="Table6.A2" office:value-type="string">
            <text:p text:style-name="P1">6<text:span text:style-name="T2">μ</text:span><text:span text:style-name="T3">s</text:span></text:p>
          </table:table-cell>
          <table:table-cell table:style-name="Table6.E2" office:value-type="string">
            <text:p text:style-name="P1">overdrive write '1' cycle or read cycle</text:p>
          </table:table-cell>
        </table:table-row>
        <table:table-row>
          <table:table-cell table:style-name="Table6.A2" office:value-type="string">
            <text:p text:style-name="P2">1</text:p>
          </table:table-cell>
          <table:table-cell table:style-name="Table6.A2" office:value-type="string">
            <text:p text:style-name="P2">1</text:p>
          </table:table-cell>
          <table:table-cell table:style-name="Table6.A2" office:value-type="string">
            <text:p text:style-name="P2">0</text:p>
          </table:table-cell>
          <table:table-cell table:style-name="Table6.A2" office:value-type="string">
            <text:p text:style-name="P1">96<text:span text:style-name="T2">μ</text:span><text:span text:style-name="T3">s</text:span></text:p>
          </table:table-cell>
          <table:table-cell table:style-name="Table6.E2" office:value-type="string">
            <text:p text:style-name="P1">overdrive reset and presence detect cycle</text:p>
          </table:table-cell>
        </table:table-row>
        <table:table-row>
          <table:table-cell table:style-name="Table6.A2" office:value-type="string">
            <text:p text:style-name="P2">1</text:p>
          </table:table-cell>
          <table:table-cell table:style-name="Table6.A2" office:value-type="string">
            <text:p text:style-name="P2">1</text:p>
          </table:table-cell>
          <table:table-cell table:style-name="Table6.A2" office:value-type="string">
            <text:p text:style-name="P2">1</text:p>
          </table:table-cell>
          <table:table-cell table:style-name="Table6.A2" office:value-type="string">
            <text:p text:style-name="P1">96<text:span text:style-name="T2">μ</text:span><text:span text:style-name="T3">s</text:span></text:p>
          </table:table-cell>
          <table:table-cell table:style-name="Table6.E2" office:value-type="string">
            <text:p text:style-name="P1">overdrive idle cycle, can be used to generate timed delays</text:p>
          </table:table-cell>
        </table:table-row>
      </table:table>
      <text:p text:style-name="Text_20_body"/>
      <text:p text:style-name="Text_20_body">Bit stx is read only and is used to read the the presence status for a reset transfer or read data status for a read bit transfer. For other transfers it simply shows the line state, which might be useful for debugging.</text:p>
      <text:p text:style-name="Text_20_body">Bits <text:span text:style-name="Source_20_Text">stx</text:span>, <text:span text:style-name="Source_20_Text">srx</text:span> describe the current state of a transfer. Each transfer has a read-point when <text:span text:style-name="Source_20_Text">srx</text:span> is set and an end-point when <text:span text:style-name="Source_20_Text">stx</text:span> is set, the transfer is completed and a new transfer can be issued. Both bits are cleared by a register read, so care must be taken to check their value after every read. For pooling it is usually enough to check the end-point status bit <text:span text:style-name="Source_20_Text">stx</text:span>, for interrupt driven software it might be useful to detect the read-point status bit <text:span text:style-name="Source_20_Text">srx</text:span> too.</text:p>
      <text:p text:style-name="Text_20_body">Bits <text:span text:style-name="Source_20_Text">etx</text:span>, <text:span text:style-name="Source_20_Text">erx</text:span> specify if <text:span text:style-name="Source_20_Text">stx</text:span>, <text:span text:style-name="Source_20_Text">srx</text:span> will trigger an interrupt or not. Their usage depends on the implementation of the driver.</text:p>
      <text:h text:style-name="Heading_20_2" text:outline-level="2">Action sequences</text:h>
      <text:p text:style-name="Text_20_body">The 1-wire master can be used to perform most actions defined in the iButton specification as the physical layer. It is possible to use pooling or interrupts, both options will be described.</text:p>
      <text:p text:style-name="Text_20_body">The description uses the next pseudo functions:</text:p>
      <text:list xml:id="list424478725" text:style-name="L3">
        <text:list-item>
          <text:p text:style-name="P7"><text:span text:style-name="Source_20_Text">write (data) <text:s text:c="2"/></text:span>- 8bit (16bit or 32bit) write to the configuration/status register</text:p>
        </text:list-item>
        <text:list-item>
          <text:p text:style-name="P7"><text:span text:style-name="Source_20_Text">data = read () </text:span>- 8bit (16bit or 32bit) read from the configuration/status register</text:p>
        </text:list-item>
      </text:list>
      <text:h text:style-name="Heading_20_3" text:outline-level="3">Pooling</text:h>
      <text:p text:style-name="Text_20_body">Pooling is not an optimal implementation, but it might be useful for debugging purposes. Since interrupts are not used '0' should be written into interrupt enable registers and interrupt status registers are used to identify the end of the cycle.</text:p>
      <text:h text:style-name="Heading_20_4" text:outline-level="4">Reset</text:h>
      <text:p text:style-name="Text_20_body">A '1' is written into the <text:span text:style-name="Source_20_Text">rst</text:span> bit and a '0' is written into the <text:span text:style-name="Source_20_Text">txd</text:span> bits. Bit <text:span text:style-name="Source_20_Text">ovd</text:span> is used to select normal or overdrive speed. The software must wait in a loop till the cycle ends (alternatively it is possible to first wait for the read-point an than for the end-point) and than the presence status can be read from bit <text:span text:style-name="Source_20_Text">rxd</text:span>. The next function returns the presence detect status.</text:p>
      <text:p text:style-name="Preformatted_20_Text">bool reset (bool overdrive) {</text:p>
      <text:p text:style-name="Preformatted_20_Text"><text:s text:c="2"/>write (0x02 | overdrive);</text:p>
      <text:p text:style-name="Preformatted_20_Text"><text:s text:c="2"/>while ((reg = read()) &amp; 0x20);</text:p>
      <text:p text:style-name="Preformatted_20_Text"><text:s text:c="2"/>return (reg &amp; 0x08);</text:p>
      <text:p text:style-name="Preformatted_20_Text">}</text:p>
      <text:h text:style-name="Heading_20_4" text:outline-level="4">Write bit</text:h>
      <text:p text:style-name="Text_20_body">A boolean value <text:span text:style-name="Source_20_Text">bit</text:span> is written into the <text:span text:style-name="Source_20_Text">txd</text:span> bit, this will cause a write <text:span text:style-name="Source_20_Text">bit</text:span> cycle on the 1-wire bus. Bit <text:span text:style-name="Source_20_Text">ovd</text:span> is used to select normal or overdrive speed. The software must wait in a loop till the cycle ends (alternatively it is possible to first wait for the read-point an than for the end-point) and than the presence status can be read from bit <text:span text:style-name="Source_20_Text">rxd</text:span>.</text:p>
      <text:p text:style-name="Preformatted_20_Text"><text:soft-page-break/>void write_bit (bool bit, bool overdrive)</text:p>
      <text:p text:style-name="Preformatted_20_Text"><text:s text:c="2"/>write ((bit&lt;&lt;3) | overdrive);</text:p>
      <text:p text:style-name="Preformatted_20_Text"><text:s text:c="2"/>while ((reg = read()) &amp; 0x20);</text:p>
      <text:p text:style-name="Preformatted_20_Text"><text:s text:c="2"/>return;</text:p>
      <text:p text:style-name="Preformatted_20_Text">}</text:p>
      <text:h text:style-name="Heading_20_4" text:outline-level="4">Read bit</text:h>
      <text:p text:style-name="Text_20_body">A '1' is written into the <text:span text:style-name="Source_20_Text">txd</text:span> bit, this will cause a read (write '1') cycle on the 1-wire bus. Bit <text:span text:style-name="Source_20_Text">ovd</text:span> is used to select normal or overdrive speed. The software must wait in a loop till the cycle ends (alternatively it is possible to first wait for the read-point an than for the end-point) and than the read bit status can be read from bit <text:span text:style-name="Source_20_Text">rxd</text:span>. The next function returns the read bit status.</text:p>
      <text:p text:style-name="Preformatted_20_Text">bool read_bit (bool overdrive) {</text:p>
      <text:p text:style-name="Preformatted_20_Text"><text:s text:c="2"/>write (0x02 | overdrive);</text:p>
      <text:p text:style-name="Preformatted_20_Text"><text:s text:c="2"/>while ((reg = read()) &amp; 0x20);</text:p>
      <text:p text:style-name="Preformatted_20_Text"><text:s text:c="2"/>return (reg &amp; 0x08);</text:p>
      <text:p text:style-name="Preformatted_20_Text">}</text:p>
      <text:h text:style-name="Heading_20_1" text:outline-level="1">Supported 1-wire functionality</text:h>
      <text:p text:style-name="Text_20_body"/>
      <text:h text:style-name="Heading_20_1" text:outline-level="1">SOPC builder integration</text:h>
      <text:h text:style-name="Heading_20_1" text:outline-level="1">Software driver</text:h>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2" svg:font-family="'Times New Roman'" style:font-adornments="Normal"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5pt" style:font-name-asian="DejaVu Sans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 style:family="paragraph" style:parent-style-name="Caption" style:class="extra"/>
    <style:style style:name="Drawing" style:family="paragraph" style:parent-style-name="Caption" style:class="extra">
      <style:paragraph-properties fo:margin-top="0.101cm" fo:margin-bottom="0.101cm"/>
      <style:text-properties style:font-weight-asian="normal"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fo:font-size="10.5pt" style:font-name-asian="DejaVu Sans1" style:font-size-asian="10.5pt" style:font-name-complex="DejaVu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ztok Jeras</meta:initial-creator>
    <meta:creation-date>2010-05-16T10:34:42</meta:creation-date>
    <dc:date>2010-05-25T21:44:45</dc:date>
    <dc:creator>Iztok Jeras</dc:creator>
    <meta:editing-duration>PT04H54M39S</meta:editing-duration>
    <meta:editing-cycles>9</meta:editing-cycles>
    <meta:generator>OpenOffice.org/3.2$Linux OpenOffice.org_project/320m12$Build-9483</meta:generator>
    <meta:document-statistic meta:table-count="6" meta:image-count="0" meta:object-count="5" meta:page-count="6" meta:paragraph-count="264" meta:word-count="1681" meta:character-count="9346"/>
  </office:meta>
</office:document-meta>
</file>

<file path=Object 1/content.xml><?xml version="1.0" encoding="utf-8"?>
<math xmlns="http://www.w3.org/1998/Math/MathML">
  <semantics>
    <mrow>
      <mrow>
        <mi mathvariant="italic">CDR</mi>
        <mi mathvariant="normal">=</mi>
        <mrow>
          <msub>
            <mi>f</mi>
            <mi mathvariant="italic">clk</mi>
          </msub>
          <mi mathvariant="normal">⋅</mi>
          <mn>7.5</mn>
        </mrow>
      </mrow>
      <mo stretchy="false">μ</mo>
      <mi>s</mi>
    </mrow>
    <annotation encoding="StarMath 5.0">CDR = f_{clk} cdot 7.5{%mu}s</annotation>
  </semantics>
</math>
</file>

<file path=Object 2/content.xml><?xml version="1.0" encoding="utf-8"?>
<math xmlns="http://www.w3.org/1998/Math/MathML">
  <semantics>
    <mrow>
      <mrow>
        <msub>
          <mi>f</mi>
          <mi mathvariant="italic">clk</mi>
        </msub>
        <mi mathvariant="normal">=</mi>
        <mrow>
          <mi mathvariant="italic">CDR</mi>
          <mi mathvariant="normal">⋅</mi>
          <mfrac>
            <mn>400</mn>
            <mn>3</mn>
          </mfrac>
        </mrow>
      </mrow>
      <mrow>
        <mtext>kHz</mtext>
        <mi mathvariant="normal">≈</mi>
        <mrow>
          <mi mathvariant="italic">SDR</mi>
          <mi mathvariant="normal">⋅</mi>
          <mn>133kHz</mn>
        </mrow>
      </mrow>
    </mrow>
    <annotation encoding="StarMath 5.0">f_{clk} = CDR cdot {400 over 3} "kHz"  approx  SDR cdot 133kHz</annotation>
  </semantics>
</math>
</file>

<file path=Object 3/content.xml><?xml version="1.0" encoding="utf-8"?>
<math xmlns="http://www.w3.org/1998/Math/MathML">
  <semantics>
    <mrow>
      <mrow>
        <msub>
          <mi>f</mi>
          <mi mathvariant="italic">clk</mi>
        </msub>
        <mi mathvariant="normal">=</mi>
        <mrow>
          <mi mathvariant="italic">CDR</mi>
          <mi mathvariant="normal">⋅</mi>
          <mfrac>
            <mn>4</mn>
            <mn>3</mn>
          </mfrac>
        </mrow>
      </mrow>
      <mrow>
        <mtext>MHz</mtext>
        <mi mathvariant="normal">≈</mi>
        <mrow>
          <mi mathvariant="italic">SDR</mi>
          <mi mathvariant="normal">⋅</mi>
          <mn>1.33MHz</mn>
        </mrow>
      </mrow>
    </mrow>
    <annotation encoding="StarMath 5.0">f_{clk} = CDR cdot {4 over 3} "MHz"  approx  SDR cdot 1.33MHz</annotation>
  </semantics>
</math>
</file>

<file path=Object 4/content.xml><?xml version="1.0" encoding="utf-8"?>
<math xmlns="http://www.w3.org/1998/Math/MathML">
  <semantics>
    <mrow>
      <mn>6</mn>
      <mo stretchy="false">μ</mo>
      <mi>s</mi>
    </mrow>
    <annotation encoding="StarMath 5.0">6{%mu}s</annotation>
  </semantics>
</math>
</file>

<file path=Object 5/content.xml><?xml version="1.0" encoding="utf-8"?>
<math xmlns="http://www.w3.org/1998/Math/MathML">
  <semantics>
    <mrow>
      <mn>7.5</mn>
      <mo stretchy="false">μ</mo>
      <mi>s</mi>
    </mrow>
    <annotation encoding="StarMath 5.0">7.5{%mu}s</annotation>
  </semantics>
</math>
</file>